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2pt" style:font-size-asian="12pt" style:font-size-complex="12pt"/>
    </style:style>
    <style:style style:name="P2" style:family="paragraph" style:parent-style-name="List_20_Paragraph" style:list-style-name="WWNum1">
      <style:text-properties style:font-name="Liberation Serif" fo:font-size="12pt" style:font-size-asian="12pt" style:font-size-complex="12pt"/>
    </style:style>
    <style:style style:name="P3" style:family="paragraph" style:parent-style-name="List_20_Paragraph" style:list-style-name="WWNum1">
      <style:text-properties style:font-name="Liberation Serif" fo:font-size="12pt" officeooo:paragraph-rsid="00142934" style:font-size-asian="12pt" style:font-size-complex="12pt"/>
    </style:style>
    <style:style style:name="P4" style:family="paragraph" style:parent-style-name="List_20_Paragraph">
      <style:text-properties style:font-name="Liberation Serif" fo:font-size="12pt" officeooo:paragraph-rsid="00142934" style:font-size-asian="12pt" style:font-size-complex="12pt"/>
    </style:style>
    <style:style style:name="T1" style:family="text">
      <style:text-properties officeooo:rsid="001429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Necessidades</text:p>
      <text:list xml:id="list4290314784" text:style-name="WWNum1">
        <text:list-item>
          <text:p text:style-name="P2">Gerenciamento de clientes</text:p>
        </text:list-item>
        <text:list-item>
          <text:p text:style-name="P2">Gerenciamento de fornecedores</text:p>
        </text:list-item>
        <text:list-item>
          <text:p text:style-name="P2">Gerenciamento de produtos <text:s/></text:p>
        </text:list-item>
        <text:list-item>
          <text:p text:style-name="P2">Gerenciador de pedidos </text:p>
        </text:list-item>
        <text:list-item>
          <text:p text:style-name="P2">Fluxo de caixa</text:p>
        </text:list-item>
        <text:list-item>
          <text:p text:style-name="P2">Gerenciamento de entregas</text:p>
        </text:list-item>
        <text:list-item>
          <text:p text:style-name="P3">Gerenciamento de <text:span text:style-name="T1">estoqu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berto Santos Rodrigues</meta:initial-creator>
    <meta:editing-cycles>4</meta:editing-cycles>
    <meta:creation-date>2018-09-25T00:58:00</meta:creation-date>
    <dc:date>2018-09-25T20:03:12.432618112</dc:date>
    <meta:editing-duration>PT10M2S</meta:editing-duration>
    <meta:generator>LibreOffice/6.0.3.2$Linux_X86_64 LibreOffice_project/00m0$Build-2</meta:generator>
    <meta:document-statistic meta:table-count="0" meta:image-count="0" meta:object-count="0" meta:page-count="1" meta:paragraph-count="8" meta:word-count="31" meta:character-count="195" meta:non-whitespace-character-count="1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